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02.1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12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606060.484551" calcext:value-type="float">
            <text:p>606060.484551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$B$2]*[.D3]" office:value-type="float" office:value="64" calcext:value-type="float">
            <text:p>64</text:p>
          </table:table-cell>
          <table:table-cell table:formula="of:=[.$C$2]*[.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512000" calcext:value-type="float">
            <text:p>512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608731.277474" calcext:value-type="float">
            <text:p>608731.277474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$B$2]*[.D4]" office:value-type="float" office:value="128" calcext:value-type="float">
            <text:p>128</text:p>
          </table:table-cell>
          <table:table-cell table:formula="of:=[.$C$2]*[.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278842.392192" calcext:value-type="float">
            <text:p>278842.392192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$B$2]*[.D5]" office:value-type="float" office:value="256" calcext:value-type="float">
            <text:p>256</text:p>
          </table:table-cell>
          <table:table-cell table:formula="of:=[.$C$2]*[.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24490.872438" calcext:value-type="float">
            <text:p>124490.872438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$B$2]*[.D6]" office:value-type="float" office:value="512" calcext:value-type="float">
            <text:p>512</text:p>
          </table:table-cell>
          <table:table-cell table:formula="of:=[.$C$2]*[.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01540.509569" calcext:value-type="float">
            <text:p>101540.509569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$B$2]*[.D7]" office:value-type="float" office:value="992" calcext:value-type="float">
            <text:p>992</text:p>
          </table:table-cell>
          <table:table-cell table:formula="of:=[.$C$2]*[.D7]" office:value-type="float" office:value="3348" calcext:value-type="float">
            <text:p>3348</text:p>
          </table:table-cell>
          <table:table-cell office:value-type="float" office:value="31" calcext:value-type="float">
            <text:p>31</text:p>
          </table:table-cell>
          <table:table-cell table:formula="of:=[.E6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18349.245067" calcext:value-type="float">
            <text:p>118349.245067</text:p>
          </table:table-cell>
        </table:table-row>
        <table:table-row table:style-name="ro1">
          <table:table-cell table:formula="of:=[.A7]" office:value-type="string" office:string-value="c3.8xlarge" calcext:value-type="string">
            <text:p>c3.8xlarge</text:p>
          </table:table-cell>
          <table:table-cell table:formula="of:=[.$B$2]*[.D8]" office:value-type="float" office:value="1024" calcext:value-type="float">
            <text:p>1024</text:p>
          </table:table-cell>
          <table:table-cell table:formula="of:=[.$C$2]*[.D8]" office:value-type="float" office:value="3456" calcext:value-type="float">
            <text:p>3456</text:p>
          </table:table-cell>
          <table:table-cell office:value-type="float" office:value="32" calcext:value-type="float">
            <text:p>32</text:p>
          </table:table-cell>
          <table:table-cell table:formula="of:=[.E7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01761.393824" calcext:value-type="float">
            <text:p>101761.393824</text:p>
          </table:table-cell>
        </table:table-row>
      </table:table>
      <table:table table:name="1024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707333.425058" calcext:value-type="float">
            <text:p>707333.425058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B$2]*[.$D3]" office:value-type="float" office:value="64" calcext:value-type="float">
            <text:p>64</text:p>
          </table:table-cell>
          <table:table-cell table:formula="of:=[.C$2]*[.$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1024000" calcext:value-type="float">
            <text:p>1024000</text:p>
          </table:table-cell>
          <table:table-cell table:formula="of:=[.F2]" office:value-type="float" office:value="128" calcext:value-type="float">
            <text:p>128</text:p>
          </table:table-cell>
          <table:table-cell table:formula="of:=[.G2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717702.082362" calcext:value-type="float">
            <text:p>717702.082362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B$2]*[.$D4]" office:value-type="float" office:value="128" calcext:value-type="float">
            <text:p>128</text:p>
          </table:table-cell>
          <table:table-cell table:formula="of:=[.C$2]*[.$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1024000" calcext:value-type="float">
            <text:p>1024000</text:p>
          </table:table-cell>
          <table:table-cell table:formula="of:=[.F3]" office:value-type="float" office:value="128" calcext:value-type="float">
            <text:p>128</text:p>
          </table:table-cell>
          <table:table-cell table:formula="of:=[.G3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329656.053535" calcext:value-type="float">
            <text:p>329656.053535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B$2]*[.$D5]" office:value-type="float" office:value="256" calcext:value-type="float">
            <text:p>256</text:p>
          </table:table-cell>
          <table:table-cell table:formula="of:=[.C$2]*[.$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1024000" calcext:value-type="float">
            <text:p>1024000</text:p>
          </table:table-cell>
          <table:table-cell table:formula="of:=[.F4]" office:value-type="float" office:value="128" calcext:value-type="float">
            <text:p>128</text:p>
          </table:table-cell>
          <table:table-cell table:formula="of:=[.G4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41611.249829" calcext:value-type="float">
            <text:p>141611.249829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B$2]*[.$D6]" office:value-type="float" office:value="512" calcext:value-type="float">
            <text:p>512</text:p>
          </table:table-cell>
          <table:table-cell table:formula="of:=[.C$2]*[.$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1024000" calcext:value-type="float">
            <text:p>1024000</text:p>
          </table:table-cell>
          <table:table-cell table:formula="of:=[.F5]" office:value-type="float" office:value="128" calcext:value-type="float">
            <text:p>128</text:p>
          </table:table-cell>
          <table:table-cell table:formula="of:=[.G5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23347.247137" calcext:value-type="float">
            <text:p>123347.247137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B$2]*[.$D7]" office:value-type="float" office:value="992" calcext:value-type="float">
            <text:p>992</text:p>
          </table:table-cell>
          <table:table-cell table:formula="of:=[.C$2]*[.$D7]" office:value-type="float" office:value="3348" calcext:value-type="float">
            <text:p>3348</text:p>
          </table:table-cell>
          <table:table-cell office:value-type="float" office:value="31" calcext:value-type="float">
            <text:p>31</text:p>
          </table:table-cell>
          <table:table-cell table:formula="of:=[.E6]" office:value-type="float" office:value="1024000" calcext:value-type="float">
            <text:p>1024000</text:p>
          </table:table-cell>
          <table:table-cell table:formula="of:=[.F6]" office:value-type="float" office:value="128" calcext:value-type="float">
            <text:p>128</text:p>
          </table:table-cell>
          <table:table-cell table:formula="of:=[.G6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30417.001379" calcext:value-type="float">
            <text:p>130417.001379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B$2]*[.$D8]" office:value-type="float" office:value="1024" calcext:value-type="float">
            <text:p>1024</text:p>
          </table:table-cell>
          <table:table-cell table:formula="of:=[.C$2]*[.$D8]" office:value-type="float" office:value="3456" calcext:value-type="float">
            <text:p>3456</text:p>
          </table:table-cell>
          <table:table-cell office:value-type="float" office:value="32" calcext:value-type="float">
            <text:p>32</text:p>
          </table:table-cell>
          <table:table-cell table:formula="of:=[.E7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18191.3636" calcext:value-type="float">
            <text:p>118191.3636</text:p>
          </table:table-cell>
        </table:table-row>
      </table:table>
      <table:table table:name="2048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48000" calcext:value-type="float">
            <text:p>204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989954.257468" calcext:value-type="float">
            <text:p>989954.25746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formula="of:=[.E2]" office:value-type="float" office:value="2048000" calcext:value-type="float">
            <text:p>2048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948884.724092" calcext:value-type="float">
            <text:p>948884.72409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2048000" calcext:value-type="float">
            <text:p>2048000</text:p>
          </table:table-cell>
          <table:table-cell table:formula="of:=[.F3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436453.319604" calcext:value-type="float">
            <text:p>436453.31960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office:value-type="float" office:value="8" calcext:value-type="float">
            <text:p>8</text:p>
          </table:table-cell>
          <table:table-cell table:formula="of:=[.E4]" office:value-type="float" office:value="2048000" calcext:value-type="float">
            <text:p>2048000</text:p>
          </table:table-cell>
          <table:table-cell table:formula="of:=[.F4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222327.732771" calcext:value-type="float">
            <text:p>222327.7327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  <table:table-cell table:formula="of:=[.E5]" office:value-type="float" office:value="2048000" calcext:value-type="float">
            <text:p>2048000</text:p>
          </table:table-cell>
          <table:table-cell table:formula="of:=[.F5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142540.357738" calcext:value-type="float">
            <text:p>142540.35773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7]*32" office:value-type="float" office:value="1024" calcext:value-type="float">
            <text:p>1024</text:p>
          </table:table-cell>
          <table:table-cell table:formula="of:=108*[.D7]" office:value-type="float" office:value="3456" calcext:value-type="float">
            <text:p>3456</text:p>
          </table:table-cell>
          <table:table-cell office:value-type="float" office:value="32" calcext:value-type="float">
            <text:p>32</text:p>
          </table:table-cell>
          <table:table-cell table:formula="of:=[.E6]" office:value-type="float" office:value="2048000" calcext:value-type="float">
            <text:p>2048000</text:p>
          </table:table-cell>
          <table:table-cell table:formula="of:=[.F6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153561.914008" calcext:value-type="float">
            <text:p>153561.914008</text:p>
          </table:table-cell>
        </table:table-row>
      </table:table>
      <table:table table:name="4096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96000" calcext:value-type="float">
            <text:p>409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1662410.21971" calcext:value-type="float">
            <text:p>1662410.21971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4096000" calcext:value-type="float">
            <text:p>4096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/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4096000" calcext:value-type="float">
            <text:p>4096000</text:p>
          </table:table-cell>
          <table:table-cell table:formula="of:=[.F3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/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4096000" calcext:value-type="float">
            <text:p>4096000</text:p>
          </table:table-cell>
          <table:table-cell table:formula="of:=[.F4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332313.373711" calcext:value-type="float">
            <text:p>332313.373711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4096000" calcext:value-type="float">
            <text:p>4096000</text:p>
          </table:table-cell>
          <table:table-cell table:formula="of:=[.F5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345119.611572" calcext:value-type="float">
            <text:p>345119.611572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D7]*32" office:value-type="float" office:value="1024" calcext:value-type="float">
            <text:p>1024</text:p>
          </table:table-cell>
          <table:table-cell table:formula="of:=108*[.D7]" office:value-type="float" office:value="3456" calcext:value-type="float">
            <text:p>3456</text:p>
          </table:table-cell>
          <table:table-cell table:formula="of:=[.D6]*2" office:value-type="float" office:value="32" calcext:value-type="float">
            <text:p>32</text:p>
          </table:table-cell>
          <table:table-cell table:formula="of:=[.E6]" office:value-type="float" office:value="4096000" calcext:value-type="float">
            <text:p>4096000</text:p>
          </table:table-cell>
          <table:table-cell table:formula="of:=[.F6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306498.767654" calcext:value-type="float">
            <text:p>306498.767654</text:p>
          </table:table-cell>
        </table:table-row>
      </table:table>
      <table:table table:name="8192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8192000" calcext:value-type="float">
            <text:p>819200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8192000" calcext:value-type="float">
            <text:p>8192000</text:p>
          </table:table-cell>
          <table:table-cell table:formula="of:=[.F2]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8192000" calcext:value-type="float">
            <text:p>8192000</text:p>
          </table:table-cell>
          <table:table-cell table:formula="of:=[.F3]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8192000" calcext:value-type="float">
            <text:p>8192000</text:p>
          </table:table-cell>
          <table:table-cell table:formula="of:=[.F4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 office:value-type="float" office:value="738972.684161" calcext:value-type="float">
            <text:p>738972.684161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8192000" calcext:value-type="float">
            <text:p>8192000</text:p>
          </table:table-cell>
          <table:table-cell table:formula="of:=[.F5]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D7]*32" office:value-type="float" office:value="1024" calcext:value-type="float">
            <text:p>1024</text:p>
          </table:table-cell>
          <table:table-cell table:formula="of:=108*[.D7]" office:value-type="float" office:value="3456" calcext:value-type="float">
            <text:p>3456</text:p>
          </table:table-cell>
          <table:table-cell table:formula="of:=[.D6]*2" office:value-type="float" office:value="32" calcext:value-type="float">
            <text:p>32</text:p>
          </table:table-cell>
          <table:table-cell table:formula="of:=[.E6]" office:value-type="float" office:value="8192000" calcext:value-type="float">
            <text:p>8192000</text:p>
          </table:table-cell>
          <table:table-cell table:formula="of:=[.F6]" office:value-type="float" office:value="128" calcext:value-type="float">
            <text:p>12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07:31:21.795115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rdner</meta:initial-creator>
    <meta:creation-date>2016-10-04T07:31:31.788721855</meta:creation-date>
    <meta:generator>LibreOffice/5.1.4.2$Linux_X86_64 LibreOffice_project/10m0$Build-2</meta:generator>
    <dc:date>2016-10-12T08:12:25.482343472</dc:date>
    <meta:editing-duration>PT8H39M43S</meta:editing-duration>
    <meta:editing-cycles>35</meta:editing-cycles>
    <dc:creator>Michael Gardner</dc:creator>
    <meta:document-statistic meta:table-count="5" meta:cell-count="380" meta:object-count="0"/>
  </office:meta>
</office:document-meta>
</file>